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ty.belongsTo( Accreditabl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dentity.getIdentif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.removeIdentifiable( Identifiable identif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dentity.getMachi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dentity.contains( Identifiable identif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dentity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dentity.addIdentifiable( Identifiable identifi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dentity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.getAccreditab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dentity.getIdentity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dentity.getUs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dentity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dentity.Identity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